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b41" officeooo:paragraph-rsid="00030b41"/>
    </style:style>
    <style:style style:name="P2" style:family="paragraph" style:parent-style-name="Standard">
      <style:text-properties officeooo:rsid="00038763" officeooo:paragraph-rsid="00038763"/>
    </style:style>
    <style:style style:name="P3" style:family="paragraph" style:parent-style-name="Standard">
      <style:paragraph-properties fo:margin-left="0in" fo:margin-right="0in" fo:line-height="0.1598in" fo:text-indent="0in" style:auto-text-indent="false"/>
      <style:text-properties fo:font-size="12pt" officeooo:rsid="0000fc66" officeooo:paragraph-rsid="0000fc66" style:font-size-asian="12pt" style:font-size-complex="12pt"/>
    </style:style>
    <style:style style:name="P4" style:family="paragraph" style:parent-style-name="Standard">
      <style:paragraph-properties fo:margin-left="0in" fo:margin-right="0in" fo:line-height="0.1598in" fo:text-indent="0in" style:auto-text-indent="false"/>
      <style:text-properties fo:font-size="12pt" officeooo:rsid="0000fc66" officeooo:paragraph-rsid="00026b70" style:font-size-asian="12pt" style:font-size-complex="12pt"/>
    </style:style>
    <style:style style:name="P5" style:family="paragraph" style:parent-style-name="Standard" style:list-style-name="L1">
      <style:paragraph-properties fo:margin-left="0in" fo:margin-right="0in" fo:line-height="0.1598in" fo:text-indent="0in" style:auto-text-indent="false"/>
      <style:text-properties fo:font-size="12pt" officeooo:rsid="00026b70" officeooo:paragraph-rsid="00026b70" style:font-size-asian="12pt" style:font-size-complex="12pt"/>
    </style:style>
    <style:style style:name="P6" style:family="paragraph" style:parent-style-name="Standard">
      <style:paragraph-properties fo:margin-left="0in" fo:margin-right="0in" fo:line-height="0.1598in" fo:text-indent="0in" style:auto-text-indent="false"/>
      <style:text-properties fo:font-size="12pt" officeooo:rsid="00026b70" officeooo:paragraph-rsid="00026b70" style:font-size-asian="12pt" style:font-size-complex="12pt"/>
    </style:style>
    <style:style style:name="P7" style:family="paragraph" style:parent-style-name="Standard" style:list-style-name="L2">
      <style:paragraph-properties fo:margin-left="0in" fo:margin-right="0in" fo:line-height="0.1598in" fo:text-indent="0in" style:auto-text-indent="false"/>
      <style:text-properties fo:font-size="12pt" officeooo:rsid="00026b70" officeooo:paragraph-rsid="00026b70" style:font-size-asian="12pt" style:font-size-complex="12pt"/>
    </style:style>
    <style:style style:name="P8" style:family="paragraph" style:parent-style-name="Standard" style:list-style-name="L3">
      <style:paragraph-properties fo:margin-left="0in" fo:margin-right="0in" fo:line-height="0.1598in" fo:text-indent="0in" style:auto-text-indent="false"/>
      <style:text-properties fo:font-size="12pt" officeooo:rsid="00026b70" officeooo:paragraph-rsid="00026b70" style:font-size-asian="12pt" style:font-size-complex="12pt"/>
    </style:style>
    <style:style style:name="P9" style:family="paragraph" style:parent-style-name="Standard">
      <style:paragraph-properties fo:margin-left="0in" fo:margin-right="0in" fo:line-height="0.1598in" fo:text-indent="0in" style:auto-text-indent="false"/>
      <style:text-properties fo:font-size="12pt" officeooo:rsid="00030b41" officeooo:paragraph-rsid="00030b41" style:font-size-asian="12pt" style:font-size-complex="12pt"/>
    </style:style>
    <style:style style:name="P10" style:family="paragraph" style:parent-style-name="Standard" style:list-style-name="L4">
      <style:paragraph-properties fo:margin-left="0in" fo:margin-right="0in" fo:line-height="0.1598in" fo:text-indent="0in" style:auto-text-indent="false"/>
      <style:text-properties fo:font-size="12pt" officeooo:rsid="00030b41" officeooo:paragraph-rsid="00030b41" style:font-size-asian="12pt" style:font-size-complex="12pt"/>
    </style:style>
    <style:style style:name="P11" style:family="paragraph" style:parent-style-name="Standard" style:list-style-name="L5">
      <style:paragraph-properties fo:margin-left="0in" fo:margin-right="0in" fo:line-height="0.1598in" fo:text-indent="0in" style:auto-text-indent="false"/>
      <style:text-properties fo:font-size="12pt" officeooo:rsid="00030b41" officeooo:paragraph-rsid="00030b41" style:font-size-asian="12pt" style:font-size-complex="12pt"/>
    </style:style>
    <style:style style:name="P12" style:family="paragraph" style:parent-style-name="Standard">
      <style:paragraph-properties fo:margin-left="0in" fo:margin-right="0in" fo:line-height="0.1598in" fo:text-indent="0in" style:auto-text-indent="false"/>
      <style:text-properties fo:font-size="12pt" officeooo:rsid="00038763" officeooo:paragraph-rsid="00038763" style:font-size-asian="12pt" style:font-size-complex="12pt"/>
    </style:style>
    <style:style style:name="P13" style:family="paragraph" style:parent-style-name="Standard" style:list-style-name="L7">
      <style:paragraph-properties fo:margin-left="0in" fo:margin-right="0in" fo:line-height="0.1598in" fo:text-indent="0in" style:auto-text-indent="false"/>
      <style:text-properties fo:font-size="12pt" officeooo:rsid="00038763" officeooo:paragraph-rsid="00038763" style:font-size-asian="12pt" style:font-size-complex="12pt"/>
    </style:style>
    <style:style style:name="P14" style:family="paragraph" style:parent-style-name="Standard" style:list-style-name="L8">
      <style:paragraph-properties fo:margin-left="0in" fo:margin-right="0in" fo:line-height="0.1598in" fo:text-indent="0in" style:auto-text-indent="false"/>
      <style:text-properties fo:font-size="12pt" officeooo:rsid="00038763" officeooo:paragraph-rsid="00038763" style:font-size-asian="12pt" style:font-size-complex="12pt"/>
    </style:style>
    <style:style style:name="T1" style:family="text">
      <style:text-properties officeooo:rsid="00026b70"/>
    </style:style>
    <style:style style:name="T2" style:family="text">
      <style:text-properties officeooo:rsid="00030b41"/>
    </style:style>
    <style:style style:name="T3" style:family="text">
      <style:text-properties officeooo:rsid="0003876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<text:span text:style-name="T1">Символ комментария в Python:</text:span></text:p>
      <text:p text:style-name="P3"/>
      <text:p text:style-name="P3">2. Выпишите полную версию условного оператора в Python:</text:p>
      <text:p text:style-name="P3"/>
      <text:p text:style-name="P3">3. Выпишите все известные вам логические операторы <text:s/>в Python <text:span text:style-name="T2">(и, или, не)</text:span>:</text:p>
      <text:p text:style-name="P3"/>
      <text:p text:style-name="P4">4. При преобразовании int(3.6), bool("d"), <text:span text:style-name="T1">bool(float("-1.77")), str(True) получим:</text:span></text:p>
      <text:p text:style-name="P4"/>
      <text:list xml:id="list2439028639808408343" text:style-name="L1">
        <text:list-item>
          <text:p text:style-name="P5">3, False, False, 1;</text:p>
        </text:list-item>
        <text:list-item>
          <text:p text:style-name="P5">4, True, False, "True";</text:p>
        </text:list-item>
        <text:list-item>
          <text:p text:style-name="P5">3, True, True, "True";</text:p>
        </text:list-item>
        <text:list-item>
          <text:p text:style-name="P5">3, True, False, "True".</text:p>
        </text:list-item>
      </text:list>
      <text:p text:style-name="P6"/>
      <text:p text:style-name="P6">5. Операторы % и // это соответственно:</text:p>
      <text:p text:style-name="P6"/>
      <text:list xml:id="list3703660346282358650" text:style-name="L2">
        <text:list-item>
          <text:p text:style-name="P7">Целочисленное деление, взятие остатка от деления;</text:p>
        </text:list-item>
        <text:list-item>
          <text:p text:style-name="P7">Взятие остатка от деления, целочисленное деление.</text:p>
        </text:list-item>
      </text:list>
      <text:p text:style-name="P6"/>
      <text:p text:style-name="P6">6. Функции floor(), round() и ceil() это соответственно:</text:p>
      <text:p text:style-name="P6"/>
      <text:list xml:id="list7961227456041032148" text:style-name="L3">
        <text:list-item>
          <text:p text:style-name="P8">Округление вниз, округление вверх, округление к ближайшему целому;</text:p>
        </text:list-item>
        <text:list-item>
          <text:p text:style-name="P8">Округление вверх, округление вниз, округление к ближайшему целому;</text:p>
        </text:list-item>
        <text:list-item>
          <text:p text:style-name="P8">Округление к ближайшему целому, округление вверх, округление вниз;</text:p>
        </text:list-item>
        <text:list-item>
          <text:p text:style-name="P8">Округление к ближайшему целому, округление вниз, округление вверх;</text:p>
        </text:list-item>
        <text:list-item>
          <text:p text:style-name="P8">Округление вниз, округление к ближайшему целому, округление вверх;</text:p>
        </text:list-item>
        <text:list-item>
          <text:p text:style-name="P8">Округление вверх, <text:span text:style-name="T2">округление к ближайшему целому, округление вниз.</text:span></text:p>
        </text:list-item>
      </text:list>
      <text:p text:style-name="P6"/>
      <text:p text:style-name="P9">7. Для строки s = "qwertyuiopasdfgh" слайс s[3:10:2] будет равен:</text:p>
      <text:p text:style-name="P9"/>
      <text:list xml:id="list3350365995093000449" text:style-name="L4">
        <text:list-item>
          <text:p text:style-name="P10">"ryip";</text:p>
        </text:list-item>
        <text:list-item>
          <text:p text:style-name="P10">"rtyuiop";</text:p>
        </text:list-item>
        <text:list-item>
          <text:p text:style-name="P10">"etuo";</text:p>
        </text:list-item>
        <text:list-item>
          <text:p text:style-name="P10">"ertyuio".</text:p>
        </text:list-item>
      </text:list>
      <text:p text:style-name="P9"/>
      <text:p text:style-name="P9">8. s = 'Hello'. Функции s.find('e'), s.find('ll'), s.find('L') вернут соответственно:</text:p>
      <text:p text:style-name="P9"/>
      <text:list xml:id="list7554341673019142257" text:style-name="L5">
        <text:list-item>
          <text:p text:style-name="P11">1, 2, -1;</text:p>
        </text:list-item>
        <text:list-item>
          <text:p text:style-name="P11">1, 3, -1;</text:p>
        </text:list-item>
        <text:list-item>
          <text:p text:style-name="P11">2, 2, 0;</text:p>
        </text:list-item>
        <text:list-item>
          <text:p text:style-name="P11">2, 3, 0;</text:p>
        </text:list-item>
        <text:list-item>
          <text:p text:style-name="P11">2, 2, -1;</text:p>
        </text:list-item>
        <text:list-item>
          <text:p text:style-name="P11">1, 2, 0.</text:p>
        </text:list-item>
      </text:list>
      <text:p text:style-name="P9"/>
      <text:p text:style-name="P9">9. Что будет выведено на экран после выполнения print('Abrakadabra'.replace('a', 'A', 2))?</text:p>
      <text:p text:style-name="P9"/>
      <text:p text:style-name="P9">10. <text:span text:style-name="T3">Можно ли хранить в списке разные типы данных одновременно?</text:span></text:p>
      <text:p text:style-name="P9"/>
      <text:p text:style-name="P12">11. print(list(zip('abcdef', list(range(6))))) выведет:</text:p>
      <text:p text:style-name="P12"/>
      <text:list xml:id="list4565528274048461500" text:style-name="L7">
        <text:list-item>
          <text:p text:style-name="P13">[('a', 0), ('b', 1), ('c', 2), ('d', 3), ('e', 4), ('f', 5)];</text:p>
        </text:list-item>
        <text:list-item>
          <text:p text:style-name="P13">(['a', 0], ['b', 1], ['c', 2], ['d', 3], ['e', 4], ['f', 5]);</text:p>
        </text:list-item>
        <text:list-item>
          <text:p text:style-name="P13">[('a', 'b', 'c', 0, 1, 2), ('d', 'e', 'f', 3, 4, 5)];</text:p>
        </text:list-item>
        <text:list-item>
          <text:p text:style-name="P13">(['a', 'b', 'c', 0, 1, 2], ['d', 'e', 'f', 3, 4, 5]).</text:p>
        </text:list-item>
      </text:list>
      <text:p text:style-name="P12"/>
      <text:p text:style-name="P12">12. Методы добавления в конец и удаления элемента списка это соответственно:</text:p>
      <text:p text:style-name="P12"/>
      <text:list xml:id="list6388911089559526633" text:style-name="L8">
        <text:list-item>
          <text:p text:style-name="P14">add(elem), pop(elem);</text:p>
        </text:list-item>
        <text:list-item>
          <text:p text:style-name="P14">add(elem), delete(elem);</text:p>
        </text:list-item>
        <text:list-item>
          <text:p text:style-name="P14">append(elem), pop(elem);</text:p>
        </text:list-item>
        <text:list-item>
          <text:p text:style-name="P14">add(elem), del(elem).</text:p>
        </text:list-item>
      </text:list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07:36:01.551164024</meta:creation-date>
    <dc:date>2016-12-24T08:20:08.428554171</dc:date>
    <meta:editing-duration>PT1M12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2" meta:paragraph-count="42" meta:word-count="288" meta:character-count="1815" meta:non-whitespace-character-count="1598"/>
  </office:meta>
</office:document-meta>
</file>